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Courier New1" svg:font-family="'Courier New'" style:font-family-generic="modern" style:font-pitch="fixed"/>
    <style:font-face style:name="Courier New3" svg:font-family="'Courier New'" style:font-adornments="Italic" style:font-family-generic="modern" style:font-pitch="fixed"/>
    <style:font-face style:name="Courier New4"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Body_20_Text_20_First_20_Indent">
      <style:paragraph-properties fo:margin-left="0in" fo:margin-right="0in" fo:text-align="center" style:justify-single-word="false" fo:text-indent="0in" style:auto-text-indent="false"/>
    </style:style>
    <style:style style:name="P3"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4"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5"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6"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7" style:family="paragraph" style:parent-style-name="Date">
      <style:paragraph-properties fo:margin-left="2.5in" fo:margin-right="0in" fo:text-indent="0in" style:auto-text-indent="false"/>
    </style:style>
    <style:style style:name="P8"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9"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0" style:family="paragraph" style:parent-style-name="Default_20_Text">
      <style:paragraph-properties fo:text-align="start" style:justify-single-word="false" style:text-autospace="none"/>
    </style:style>
    <style:style style:name="P11" style:family="paragraph" style:parent-style-name="Default_20_Text">
      <style:text-properties style:font-name="Times New Roman1" fo:font-size="12pt" style:font-name-asian="Times New Roman1" style:font-size-asian="12pt" style:font-name-complex="Times New Roman1" style:font-size-complex="12pt"/>
    </style:style>
    <style:style style:name="P12" style:family="paragraph" style:parent-style-name="Default_20_Text">
      <style:text-properties fo:font-weight="bold"/>
    </style:style>
    <style:style style:name="P13" style:family="paragraph" style:parent-style-name="Default_20_Text">
      <style:paragraph-properties fo:margin-left="0.5in" fo:margin-right="0in" fo:text-indent="0in" style:auto-text-indent="false"/>
    </style:style>
    <style:style style:name="P14"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15" style:family="paragraph" style:parent-style-name="Default_20_Text">
      <style:paragraph-properties fo:margin-left="0.5in" fo:margin-right="0in" fo:text-indent="0in" style:auto-text-indent="false"/>
      <style:text-properties fo:font-style="normal" style:font-style-asian="normal" style:font-style-complex="normal"/>
    </style:style>
    <style:style style:name="P16" style:family="paragraph" style:parent-style-name="Text_20_Body_20_Single">
      <style:paragraph-properties fo:margin-left="0.5in" fo:margin-right="0in" fo:margin-top="0in" fo:margin-bottom="0in" fo:text-indent="0in" style:auto-text-indent="false"/>
    </style:style>
    <style:style style:name="P17" style:family="paragraph" style:parent-style-name="Text_20_Body_20_Single">
      <style:paragraph-properties fo:margin-left="0.5in" fo:margin-right="0in" fo:margin-top="0in" fo:margin-bottom="0in" fo:text-indent="0in" style:auto-text-indent="false"/>
      <style:text-properties style:font-name="Times New Roman"/>
    </style:style>
    <style:style style:name="P18"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19"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20"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1"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22" style:family="paragraph" style:parent-style-name="Text_20_Body_20_Single">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23"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24" style:family="paragraph" style:parent-style-name="Text_20_Body_20_Single">
      <style:paragraph-properties fo:margin-top="0in" fo:margin-bottom="0in"/>
    </style:style>
    <style:style style:name="P25" style:family="paragraph" style:parent-style-name="Text_20_Body_20_Single">
      <style:paragraph-properties fo:margin-top="0in" fo:margin-bottom="0in"/>
      <style:text-properties style:font-name="Times New Roman"/>
    </style:style>
    <style:style style:name="P26" style:family="paragraph" style:parent-style-name="Text_20_Body_20_Single">
      <style:paragraph-properties fo:margin-top="0in" fo:margin-bottom="0in"/>
      <style:text-properties style:font-name="Times New Roman" fo:font-style="italic" style:font-style-asian="italic" style:font-style-complex="italic"/>
    </style:style>
    <style:style style:name="P27" style:family="paragraph" style:parent-style-name="Text_20_Body_20_Single">
      <style:paragraph-properties fo:margin-top="0in" fo:margin-bottom="0in"/>
      <style:text-properties fo:font-style="italic" style:font-style-asian="italic" style:font-style-complex="italic"/>
    </style:style>
    <style:style style:name="P28" style:family="paragraph" style:parent-style-name="Default_20_Text">
      <style:paragraph-properties fo:margin-top="0in" fo:margin-bottom="0in"/>
      <style:text-properties style:font-name="Times New Roman"/>
    </style:style>
    <style:style style:name="P29"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30"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31" style:family="paragraph" style:parent-style-name="Default_20_Text" style:list-style-name="L2"/>
    <style:style style:name="P32"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33"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34"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35"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36"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37"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38"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39"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40" style:family="paragraph" style:parent-style-name="Default_20_Text" style:list-style-name="L2"/>
    <style:style style:name="P41" style:family="paragraph" style:parent-style-name="Default_20_Text" style:list-style-name="L7"/>
    <style:style style:name="P42" style:family="paragraph" style:parent-style-name="Default_20_Text" style:list-style-name="L7"/>
    <style:style style:name="P43" style:family="paragraph" style:parent-style-name="Default_20_Text" style:list-style-name="L7"/>
    <style:style style:name="P44" style:family="paragraph" style:parent-style-name="Default_20_Text" style:list-style-name="L7"/>
    <style:style style:name="P45" style:family="paragraph" style:parent-style-name="Default_20_Text" style:list-style-name="L7"/>
    <style:style style:name="P46" style:family="paragraph" style:parent-style-name="Default_20_Text" style:list-style-name="L7"/>
    <style:style style:name="P47" style:family="paragraph" style:parent-style-name="Default_20_Text" style:list-style-name="L7"/>
    <style:style style:name="P48" style:family="paragraph" style:parent-style-name="Default_20_Text" style:list-style-name="L7"/>
    <style:style style:name="P49" style:family="paragraph" style:parent-style-name="Default_20_Text" style:list-style-name="L4">
      <style:paragraph-properties fo:margin-left="0in" fo:margin-right="0in" fo:text-indent="0in" style:auto-text-indent="false"/>
    </style:style>
    <style:style style:name="P50" style:family="paragraph" style:parent-style-name="Default_20_Text" style:list-style-name="L4">
      <style:paragraph-properties fo:margin-left="0in" fo:margin-right="0in" fo:text-indent="0in" style:auto-text-indent="false"/>
    </style:style>
    <style:style style:name="P51"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52"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53" style:family="paragraph" style:parent-style-name="Default_20_Text" style:list-style-name="L4">
      <style:paragraph-properties fo:margin-left="0in" fo:margin-right="0in" fo:text-indent="0in" style:auto-text-indent="false"/>
    </style:style>
    <style:style style:name="P54" style:family="paragraph" style:parent-style-name="Default_20_Text" style:list-style-name="L4">
      <style:paragraph-properties fo:margin-left="0in" fo:margin-right="0in" fo:text-indent="0in" style:auto-text-indent="false"/>
    </style:style>
    <style:style style:name="P55" style:family="paragraph" style:parent-style-name="Default_20_Text" style:list-style-name="L4">
      <style:paragraph-properties fo:margin-left="0in" fo:margin-right="0in" fo:text-indent="0in" style:auto-text-indent="false"/>
    </style:style>
    <style:style style:name="P56" style:family="paragraph" style:parent-style-name="Default_20_Text" style:list-style-name="L9">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57" style:family="paragraph" style:parent-style-name="Default_20_Text" style:list-style-name="L9">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58" style:family="paragraph" style:parent-style-name="Default_20_Text">
      <style:paragraph-properties fo:margin-left="-0.2429in" fo:margin-right="0in" fo:text-indent="0in" style:auto-text-indent="false"/>
    </style:style>
    <style:style style:name="P59" style:family="paragraph" style:parent-style-name="Default_20_Text">
      <style:paragraph-properties fo:margin-left="-0.2429in" fo:margin-right="0in" fo:text-indent="0in" style:auto-text-indent="false"/>
      <style:text-properties style:font-name="Times New Roman"/>
    </style:style>
    <style:style style:name="P60" style:family="paragraph" style:parent-style-name="Text_20_Body_20_Single" style:list-style-name="L1">
      <style:paragraph-properties fo:margin-top="0in" fo:margin-bottom="0in"/>
      <style:text-properties style:font-name="Times New Roman"/>
    </style:style>
    <style:style style:name="P61" style:family="paragraph" style:parent-style-name="Text_20_Body_20_Single" style:list-style-name="L1">
      <style:paragraph-properties fo:margin-top="0in" fo:margin-bottom="0in"/>
      <style:text-properties style:font-name="Times New Roman"/>
    </style:style>
    <style:style style:name="P62" style:family="paragraph" style:parent-style-name="Text_20_Body_20_Single" style:list-style-name="L1">
      <style:paragraph-properties fo:margin-top="0in" fo:margin-bottom="0in"/>
      <style:text-properties style:font-name="Times New Roman"/>
    </style:style>
    <style:style style:name="P63" style:family="paragraph" style:parent-style-name="Text_20_Body_20_Single" style:list-style-name="L2">
      <style:paragraph-properties fo:margin-top="0in" fo:margin-bottom="0in"/>
      <style:text-properties style:font-name="Times New Roman"/>
    </style:style>
    <style:style style:name="P64" style:family="paragraph" style:parent-style-name="Text_20_Body_20_Single" style:list-style-name="L2">
      <style:paragraph-properties fo:margin-top="0in" fo:margin-bottom="0in"/>
      <style:text-properties style:font-name="Times New Roman"/>
    </style:style>
    <style:style style:name="P65" style:family="paragraph" style:parent-style-name="Text_20_Body_20_Single" style:list-style-name="L2">
      <style:paragraph-properties fo:margin-top="0in" fo:margin-bottom="0in"/>
      <style:text-properties style:font-name="Times New Roman"/>
    </style:style>
    <style:style style:name="P66" style:family="paragraph" style:parent-style-name="Text_20_Body_20_Single" style:list-style-name="L2">
      <style:paragraph-properties fo:margin-top="0in" fo:margin-bottom="0in"/>
      <style:text-properties style:font-name="Times New Roman"/>
    </style:style>
    <style:style style:name="P67" style:family="paragraph" style:parent-style-name="Text_20_Body_20_Single" style:list-style-name="L2">
      <style:paragraph-properties fo:margin-top="0in" fo:margin-bottom="0in"/>
      <style:text-properties style:font-name="Times New Roman" fo:background-color="transparent"/>
    </style:style>
    <style:style style:name="P68"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69" style:family="paragraph" style:parent-style-name="Text_20_Body_20_Single" style:list-style-name="L2">
      <style:paragraph-properties fo:margin-top="0in" fo:margin-bottom="0in"/>
      <style:text-properties style:font-name="Times New Roman"/>
    </style:style>
    <style:style style:name="P70" style:family="paragraph" style:parent-style-name="Text_20_Body_20_Single" style:list-style-name="L2">
      <style:paragraph-properties fo:margin-top="0in" fo:margin-bottom="0in"/>
      <style:text-properties style:font-name="Times New Roman"/>
    </style:style>
    <style:style style:name="P71" style:family="paragraph" style:parent-style-name="Text_20_Body_20_Single" style:list-style-name="L2">
      <style:paragraph-properties fo:margin-top="0in" fo:margin-bottom="0in"/>
      <style:text-properties style:font-name="Times New Roman"/>
    </style:style>
    <style:style style:name="P72" style:family="paragraph" style:parent-style-name="Text_20_Body_20_Single" style:list-style-name="L2">
      <style:paragraph-properties fo:margin-top="0in" fo:margin-bottom="0in"/>
      <style:text-properties style:font-name="Times New Roman"/>
    </style:style>
    <style:style style:name="P73" style:family="paragraph" style:parent-style-name="Text_20_Body_20_Single" style:list-style-name="L1">
      <style:paragraph-properties fo:margin-top="0in" fo:margin-bottom="0in"/>
    </style:style>
    <style:style style:name="P74" style:family="paragraph" style:parent-style-name="Text_20_Body_20_Single" style:list-style-name="L1">
      <style:paragraph-properties fo:margin-top="0in" fo:margin-bottom="0in"/>
    </style:style>
    <style:style style:name="P75" style:family="paragraph" style:parent-style-name="Text_20_Body_20_Single" style:list-style-name="L2">
      <style:paragraph-properties fo:margin-top="0in" fo:margin-bottom="0in"/>
    </style:style>
    <style:style style:name="P76" style:family="paragraph" style:parent-style-name="Text_20_Body_20_Single" style:list-style-name="L2">
      <style:paragraph-properties fo:margin-top="0in" fo:margin-bottom="0in"/>
    </style:style>
    <style:style style:name="P77" style:family="paragraph" style:parent-style-name="Text_20_Body_20_Single" style:list-style-name="L2">
      <style:paragraph-properties fo:margin-top="0in" fo:margin-bottom="0in"/>
    </style:style>
    <style:style style:name="P78" style:family="paragraph" style:parent-style-name="Text_20_Body_20_Single" style:list-style-name="L2">
      <style:paragraph-properties fo:margin-top="0in" fo:margin-bottom="0in"/>
    </style:style>
    <style:style style:name="P79" style:family="paragraph" style:parent-style-name="Text_20_Body_20_Single" style:list-style-name="L2">
      <style:paragraph-properties fo:margin-top="0in" fo:margin-bottom="0in"/>
    </style:style>
    <style:style style:name="P80" style:family="paragraph" style:parent-style-name="Text_20_Body_20_Single" style:list-style-name="L2">
      <style:paragraph-properties fo:margin-top="0in" fo:margin-bottom="0in"/>
    </style:style>
    <style:style style:name="P81" style:family="paragraph" style:parent-style-name="Text_20_Body_20_Single" style:list-style-name="L2">
      <style:paragraph-properties fo:margin-top="0in" fo:margin-bottom="0in"/>
    </style:style>
    <style:style style:name="P82" style:family="paragraph" style:parent-style-name="Text_20_Body_20_Single" style:list-style-name="L2">
      <style:paragraph-properties fo:margin-top="0in" fo:margin-bottom="0in"/>
    </style:style>
    <style:style style:name="P83" style:family="paragraph" style:parent-style-name="Text_20_Body_20_Single" style:list-style-name="L2">
      <style:paragraph-properties fo:margin-top="0in" fo:margin-bottom="0in"/>
    </style:style>
    <style:style style:name="P84" style:family="paragraph" style:parent-style-name="Text_20_Body_20_Single" style:list-style-name="L2">
      <style:paragraph-properties fo:margin-top="0in" fo:margin-bottom="0in"/>
    </style:style>
    <style:style style:name="P85" style:family="paragraph" style:parent-style-name="Text_20_Body_20_Single" style:list-style-name="L2">
      <style:paragraph-properties fo:margin-top="0in" fo:margin-bottom="0in"/>
    </style:style>
    <style:style style:name="P86" style:family="paragraph" style:parent-style-name="Text_20_Body_20_Single" style:list-style-name="L2">
      <style:paragraph-properties fo:margin-top="0in" fo:margin-bottom="0in"/>
    </style:style>
    <style:style style:name="P87" style:family="paragraph" style:parent-style-name="Text_20_Body_20_Single" style:list-style-name="L2">
      <style:paragraph-properties fo:margin-top="0in" fo:margin-bottom="0in"/>
    </style:style>
    <style:style style:name="P88" style:family="paragraph" style:parent-style-name="Text_20_Body_20_Single" style:list-style-name="L2">
      <style:paragraph-properties fo:margin-top="0in" fo:margin-bottom="0in"/>
    </style:style>
    <style:style style:name="P89" style:family="paragraph" style:parent-style-name="Text_20_Body_20_Single" style:list-style-name="L2">
      <style:paragraph-properties fo:margin-top="0in" fo:margin-bottom="0in"/>
    </style:style>
    <style:style style:name="P90"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91" style:family="paragraph" style:parent-style-name="Text_20_Body_20_Single" style:list-style-name="L2">
      <style:paragraph-properties fo:margin-top="0in" fo:margin-bottom="0in"/>
    </style:style>
    <style:style style:name="P92" style:family="paragraph" style:parent-style-name="Text_20_Body_20_Single" style:list-style-name="L2">
      <style:paragraph-properties fo:margin-top="0in" fo:margin-bottom="0in"/>
    </style:style>
    <style:style style:name="P93" style:family="paragraph" style:parent-style-name="Text_20_Body_20_Single" style:list-style-name="L2">
      <style:paragraph-properties fo:margin-top="0in" fo:margin-bottom="0in"/>
    </style:style>
    <style:style style:name="P94" style:family="paragraph" style:parent-style-name="Text_20_Body_20_Single" style:list-style-name="L2">
      <style:paragraph-properties fo:margin-top="0in" fo:margin-bottom="0in"/>
    </style:style>
    <style:style style:name="P95" style:family="paragraph" style:parent-style-name="Text_20_Body_20_Single" style:list-style-name="L2">
      <style:paragraph-properties fo:margin-top="0in" fo:margin-bottom="0in"/>
    </style:style>
    <style:style style:name="P96" style:family="paragraph" style:parent-style-name="Text_20_Body_20_Single" style:list-style-name="L3">
      <style:paragraph-properties fo:margin-top="0in" fo:margin-bottom="0in"/>
    </style:style>
    <style:style style:name="P97" style:family="paragraph" style:parent-style-name="Text_20_Body_20_Single" style:list-style-name="L3">
      <style:paragraph-properties fo:margin-top="0in" fo:margin-bottom="0in"/>
    </style:style>
    <style:style style:name="P98" style:family="paragraph" style:parent-style-name="Text_20_Body_20_Single" style:list-style-name="L3">
      <style:paragraph-properties fo:margin-top="0in" fo:margin-bottom="0in"/>
    </style:style>
    <style:style style:name="P99" style:family="paragraph" style:parent-style-name="Text_20_Body_20_Single" style:list-style-name="L3">
      <style:paragraph-properties fo:margin-top="0in" fo:margin-bottom="0in"/>
    </style:style>
    <style:style style:name="P100" style:family="paragraph" style:parent-style-name="Text_20_Body_20_Single" style:list-style-name="L3">
      <style:paragraph-properties fo:margin-top="0in" fo:margin-bottom="0in"/>
    </style:style>
    <style:style style:name="P101" style:family="paragraph" style:parent-style-name="Text_20_Body_20_Single" style:list-style-name="L3">
      <style:paragraph-properties fo:margin-top="0in" fo:margin-bottom="0in"/>
    </style:style>
    <style:style style:name="P102" style:family="paragraph" style:parent-style-name="Text_20_Body_20_Single" style:list-style-name="L3">
      <style:paragraph-properties fo:margin-top="0in" fo:margin-bottom="0in"/>
      <style:text-properties fo:font-style="italic" style:font-style-asian="italic" style:font-style-complex="italic"/>
    </style:style>
    <style:style style:name="P103" style:family="paragraph" style:parent-style-name="Text_20_Body_20_Single" style:list-style-name="L3">
      <style:paragraph-properties fo:margin-top="0in" fo:margin-bottom="0in"/>
    </style:style>
    <style:style style:name="P104" style:family="paragraph" style:parent-style-name="Text_20_Body_20_Single" style:list-style-name="L3">
      <style:paragraph-properties fo:margin-top="0in" fo:margin-bottom="0in"/>
    </style:style>
    <style:style style:name="P105" style:family="paragraph" style:parent-style-name="Text_20_Body_20_Single" style:list-style-name="L3">
      <style:paragraph-properties fo:margin-top="0in" fo:margin-bottom="0in"/>
    </style:style>
    <style:style style:name="P106" style:family="paragraph" style:parent-style-name="Text_20_Body_20_Single" style:list-style-name="L2">
      <style:paragraph-properties fo:margin-left="0in" fo:margin-right="0in" fo:margin-top="0in" fo:margin-bottom="0in" fo:text-indent="0in" style:auto-text-indent="false"/>
    </style:style>
    <style:style style:name="P107"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108"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109"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10"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11"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12" style:family="paragraph" style:parent-style-name="Text_20_Body_20_Single" style:list-style-name="L2">
      <style:paragraph-properties fo:margin-left="0in" fo:margin-right="0in" fo:margin-top="0in" fo:margin-bottom="0in" fo:text-indent="0in" style:auto-text-indent="false"/>
    </style:style>
    <style:style style:name="P113" style:family="paragraph" style:parent-style-name="Text_20_Body_20_Single" style:list-style-name="L2">
      <style:paragraph-properties fo:margin-left="0in" fo:margin-right="0in" fo:margin-top="0in" fo:margin-bottom="0in" fo:text-indent="0in" style:auto-text-indent="false"/>
    </style:style>
    <style:style style:name="P114"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115" style:family="paragraph" style:parent-style-name="Text_20_Body_20_Single" style:list-style-name="L2">
      <style:paragraph-properties fo:margin-left="0.5in" fo:margin-right="0in" fo:margin-top="0in" fo:margin-bottom="0in" fo:text-indent="0in" style:auto-text-indent="false"/>
    </style:style>
    <style:style style:name="P116"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P117"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18"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19" style:family="paragraph" style:parent-style-name="Body_20_Text_20_First_20_Indent" style:list-style-name="L8">
      <style:paragraph-properties fo:margin-left="0in" fo:margin-right="0in" fo:text-indent="0in" style:auto-text-indent="false"/>
    </style:style>
    <style:style style:name="P120" style:family="paragraph" style:parent-style-name="Body_20_Text_20_First_20_Indent" style:list-style-name="L6"/>
    <style:style style:name="P121" style:family="paragraph" style:parent-style-name="Body_20_Text_20_First_20_Indent" style:list-style-name="L6"/>
    <style:style style:name="P122" style:family="paragraph" style:parent-style-name="Body_20_Text_20_First_20_Indent" style:list-style-name="L6"/>
    <style:style style:name="P123" style:family="paragraph" style:parent-style-name="Contents_20_2">
      <style:paragraph-properties>
        <style:tab-stops>
          <style:tab-stop style:position="5.5252in" style:type="right" style:leader-style="dotted" style:leader-text="."/>
        </style:tab-stops>
      </style:paragraph-properties>
    </style:style>
    <style:style style:name="T1" style:family="text">
      <style:text-properties fo:color="#ff0000" fo:font-size="12pt" fo:font-style="normal" fo:background-color="transparent" style:font-size-asian="12pt" style:font-style-asian="normal" style:font-size-complex="12pt" style:font-style-complex="normal"/>
    </style:style>
    <style:style style:name="T2" style:family="text">
      <style:text-properties style:font-name="Times New Roman1" fo:font-size="12pt" style:font-name-asian="Times New Roman1" style:font-size-asian="12pt" style:font-name-complex="Times New Roman1" style:font-size-complex="12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italic" style:font-weight-asian="normal" style:font-style-complex="italic" style:font-weight-complex="normal"/>
    </style:style>
    <style:style style:name="T8" style:family="text">
      <style:text-properties fo:language="en" fo:country="US"/>
    </style:style>
    <style:style style:name="T9" style:family="text">
      <style:text-properties style:font-name="Times New Roman"/>
    </style:style>
    <style:style style:name="T10" style:family="text">
      <style:text-properties style:font-name="Times New Roman" fo:font-style="italic" style:font-style-asian="italic" style:font-style-complex="italic"/>
    </style:style>
    <style:style style:name="T11" style:family="text">
      <style:text-properties style:font-name="Times New Roman" fo:font-style="italic" fo:font-weight="normal" style:font-style-asian="italic" style:font-weight-asian="normal" style:font-style-complex="italic" style:font-weight-complex="normal"/>
    </style:style>
    <style:style style:name="T12" style:family="text">
      <style:text-properties style:font-name="Times New Roman" fo:font-style="normal" style:font-style-asian="normal" style:font-style-complex="normal"/>
    </style:style>
    <style:style style:name="T13" style:family="text">
      <style:text-properties style:font-name="Times New Roman" fo:font-style="normal" fo:font-weight="normal" style:font-style-asian="italic" style:font-weight-asian="normal" style:font-style-complex="italic" style:font-weight-complex="normal"/>
    </style:style>
    <style:style style:name="T14" style:family="text">
      <style:text-properties style:font-name="Times New Roman" fo:background-color="transparent"/>
    </style:style>
    <style:style style:name="T15" style:family="text">
      <style:text-properties style:font-name="Times New Roman" fo:font-size="12pt" fo:background-color="transparent" style:font-name-asian="Arial1" style:font-size-asian="12pt" style:font-name-complex="Arial1" style:font-size-complex="12pt"/>
    </style:style>
    <style:style style:name="T16"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17"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18" style:family="text">
      <style:text-properties style:font-name="Times New Roman" fo:font-size="12pt" fo:font-style="italic" style:font-size-asian="12pt" style:font-style-asian="italic" style:font-size-complex="12pt" style:font-style-complex="italic"/>
    </style:style>
    <style:style style:name="T19"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0"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1"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2" style:family="text">
      <style:text-properties style:font-name="Times New Roman" fo:font-size="12pt" fo:font-style="normal" fo:background-color="transparent" style:font-style-asian="italic" style:font-style-complex="italic"/>
    </style:style>
    <style:style style:name="T23" style:family="text">
      <style:text-properties style:font-name="Times New Roman" fo:font-size="12pt" fo:font-style="normal" style:font-size-asian="12pt" style:font-style-asian="normal" style:font-size-complex="12pt" style:font-style-complex="normal"/>
    </style:style>
    <style:style style:name="T24" style:family="text">
      <style:text-properties fo:font-size="10pt" fo:background-color="transparent"/>
    </style:style>
    <style:style style:name="T25" style:family="text">
      <style:text-properties fo:font-size="10pt" fo:font-style="italic" fo:background-color="transparent" style:font-style-asian="italic" style:font-style-complex="italic"/>
    </style:style>
    <style:style style:name="T26" style:family="text">
      <style:text-properties fo:font-weight="bold"/>
    </style:style>
    <style:style style:name="T27" style:family="text">
      <style:text-properties style:font-name="Courier New3" fo:font-size="10pt" fo:font-style="italic" fo:background-color="transparent" style:font-style-asian="italic" style:font-style-complex="italic"/>
    </style:style>
    <style:style style:name="T28" style:family="text">
      <style:text-properties style:font-name="Courier New4" fo:font-size="10pt" fo:background-color="transparent"/>
    </style:style>
    <style:style style:name="T29" style:family="text">
      <style:text-properties style:font-name="Courier New4" fo:font-size="10pt" fo:font-style="normal" fo:background-color="transparent" style:font-name-asian="Courier New1" style:font-size-asian="9pt" style:font-style-asian="normal" style:font-name-complex="Courier New1" style:font-size-complex="9pt" style:font-style-complex="normal"/>
    </style:style>
    <style:style style:name="T30"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31"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32" style:family="text">
      <style:text-properties style:use-window-font-color="true" fo:font-size="12pt" fo:font-style="normal" fo:background-color="transparent" style:font-size-asian="12pt" style:font-style-asian="normal" style:font-size-complex="12pt" style:font-style-complex="normal"/>
    </style:style>
    <style:style style:name="T33" style:family="text">
      <style:text-properties fo:font-weight="normal" style:font-weight-asian="normal" style:font-weight-complex="normal"/>
    </style:style>
    <style:style style:name="T34" style:family="text">
      <style:text-properties style:font-name="Times New Roman2" fo:font-style="italic" fo:background-color="transparent" style:font-size-asian="9pt" style:font-style-asian="italic" style:font-size-complex="9pt" style:font-style-complex="italic"/>
    </style:style>
    <style:style style:name="T35" style:family="text">
      <style:text-properties style:font-name="Courier New1" fo:font-size="9pt" style:font-size-asian="9pt" style:font-size-complex="9pt"/>
    </style:style>
    <style:style style:name="T36" style:family="text">
      <style:text-properties style:font-name="Times New Roman3" fo:font-size="12pt" fo:font-style="italic" fo:background-color="transparent" style:font-size-asian="9pt" style:font-style-asian="italic" style:font-size-complex="9pt" style:font-style-complex="italic"/>
    </style:style>
    <style:style style:name="T37" style:family="text">
      <style:text-properties style:font-name="Times New Roman3" fo:font-style="normal" fo:background-color="transparent" style:font-style-asian="normal" style:font-style-complex="normal"/>
    </style:style>
    <style:style style:name="T38" style:family="text">
      <style:text-properties fo:font-size="12pt" fo:font-style="normal" style:font-size-asian="12pt" style:font-style-asian="normal" style:font-size-complex="12pt" style:font-style-complex="normal"/>
    </style:style>
    <style:style style:name="T39" style:family="text">
      <style:text-properties fo:font-size="12pt" fo:font-style="italic" style:font-size-asian="12pt" style:font-style-asian="italic" style:font-size-complex="12pt" style:font-style-complex="italic"/>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XCAT 2.x MySQL Setup</text:p>
      <text:p text:style-name="P2"><text:s/></text:p>
      <text:p text:style-name="P7">Date: 10/27/2009</text:p>
      <text:p text:style-name="Date"/>
      <text:table-of-content text:style-name="Sect1" text:name="Table of Contents1">
        <text:table-of-content-source text:outline-level="3" text:use-index-marks="false" text:use-index-source-styles="tru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17"><text:a xlink:type="simple" xlink:href="#1.Switch to  MySQL on the Management Node|outline">1.0 Switch to <text:s/>MySQL on the Management Node<text:tab/>1</text:a></text:p>
          <text:p text:style-name="P123"><text:a xlink:type="simple" xlink:href="#1.1.Install MySQL|outline">1.1 Install MySQL<text:tab/>1</text:a></text:p>
          <text:p text:style-name="P123"><text:a xlink:type="simple" xlink:href="#1.2.Configure MySQL|outline">1.2 Configure MySQL<text:tab/>2</text:a></text:p>
          <text:p text:style-name="P123"><text:a xlink:type="simple" xlink:href="#1.3.Migrate xCAT data to MySQL|outline">1.3 Migrate xCAT data to MySQL<text:tab/>7</text:a></text:p>
          <text:p text:style-name="P123"><text:a xlink:type="simple" xlink:href="#1.4.Add ODBC support|outline">1.4 Add ODBC support<text:tab/>8</text:a></text:p>
          <text:p text:style-name="P123"><text:a xlink:type="simple" xlink:href="#1.5.Removing MySQL database|outline">1.5 Removing MySQL database<text:tab/>11</text:a></text:p>
          <text:p text:style-name="P123"><text:a xlink:type="simple" xlink:href="#1.6.Migrate to new level MySQL|outline">1.6 Migrate to new level MySQL<text:tab/>11</text:a></text:p>
          <text:p text:style-name="P123"><text:a xlink:type="simple" xlink:href="#1.7.References|outline">1.7 References<text:tab/>12</text:a></text:p>
        </text:index-body>
      </text:table-of-content>
      <text:p text:style-name="P8"/>
      <text:p text:style-name="P9"/>
      <text:p text:style-name="P10"/>
      <text:h text:style-name="Heading_20_1" text:outline-level="1">Switch to <text:s/>MySQL on the Management Node</text:h>
      <text:p text:style-name="Default_20_Text">MySQL is supported on xCAT 2.1 or later. One example for using MySQL with xCAT is for xCAT hierarchy using Service Nodes that require a database with remote access capabilities. Other functions or programs within your environment may also benefit from or require MySQL. This document contains steps to install MySQL, configure the server, creating a database and populating it with your xCAT data.</text:p>
      <text:p text:style-name="Default_20_Text"/>
      <text:p text:style-name="Default_20_Text">Before using this document, you should have a general understanding of MySQL. If not review the installation and tutorial sections of the <text:span text:style-name="T2">MySQL 5.1 Reference Manual located at:</text:span><text:a xlink:type="simple" xlink:href="http://dev.mysql.com/doc/refman/5.0/en/tutorial.html"><text:line-break/></text:a><text:span text:style-name="T2"><text:line-break/></text:span><text:a xlink:type="simple" xlink:href="http://dev.mysql.com/doc/refman/5.1/en/index.html">http://dev.mysql.com/doc/refman/5.1/en/index.html</text:a></text:p>
      <text:p text:style-name="P11"/>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text:p>
      <text:p text:style-name="Default_20_Text"/>
      <text:p text:style-name="P13">On AIX: The xCAT RPM called<text:span text:style-name="T4"> xcat-mysql</text:span> is provided to help simplify the installation of MySQL on an AIX system. Download the x<text:span text:style-name="T4">cat-mysql-2.*.gz. </text:span><text:span text:style-name="T6">From this website:</text:span><text:span text:style-name="T4"> </text:span><text:line-break/><text:line-break/><text:a xlink:type="simple" xlink:href="http://dev.mysql.com/doc/refman/5.0/en/tutorial.html">https://sourceforge.net/projects/xcat/files/</text:a></text:p>
      <text:p text:style-name="P13"><text:line-break/>Untar it in the location of your choice. The <text:span text:style-name="T4">xcat-mysql </text:span><text:span text:style-name="T6">post processing will </text:span><text:soft-page-break/><text:span text:style-name="T6">automatically unwrap MySQL in the </text:span><text:span text:style-name="T4">/usr/local </text:span><text:span text:style-name="T6">directory and will create a link for </text:span><text:span text:style-name="T4">/usr/local/mysql</text:span><text:span text:style-name="T6">. It will also update the PATH environment variable in the</text:span><text:span text:style-name="T4"> /etc/profile</text:span><text:span text:style-name="T6"> file.<text:line-break/><text:line-break/></text:span><text:span text:style-name="T4">gunzip <text:s/>xcat-mysql-2*.gz</text:span></text:p>
      <text:p text:style-name="P14">tar -xvf xcat-mysql-2*.tar</text:p>
      <text:p text:style-name="P14">./instmysql <text:line-break/></text:p>
      <text:p text:style-name="P15">On Linux: MySQL comes as part of the OS. Ensure that the following rpms are installed on your Management <text:s/>Node:<text:line-break/><text:line-break/><text:span text:style-name="T4">perl-DBD-MySQL*</text:span></text:p>
      <text:p text:style-name="P14">mysql-server-5.*</text:p>
      <text:p text:style-name="P14">mysql-5.*</text:p>
      <text:p text:style-name="P14">mysql-devel-5.*</text:p>
      <text:p text:style-name="P14">mysql-bench-5.*</text:p>
      <text:p text:style-name="P14">mysql-5.*</text:p>
      <text:p text:style-name="P14">mysql-connector-odbc-*</text:p>
      <text:p text:style-name="P14">mysql-devel-5.*</text:p>
      <text:h text:style-name="Heading_20_2" text:outline-level="2"><text:reference-mark-start text:name="Configure MySQL"/>Configure MySQL<text:reference-mark-end text:name="Configure MySQL"/></text:h>
      <text:p text:style-name="Default_20_Text"/>
      <text:p text:style-name="P25">This section takes you through setting up the the MySQL environment, starting the server and connecting to the interactive <text:span text:style-name="T8">program</text:span> to create server definitions and perform queries.</text:p>
      <text:p text:style-name="P25"/>
      <text:p text:style-name="P25">This example assumes:</text:p>
      <text:p text:style-name="P25"/>
      <text:list text:style-name="L1">
        <text:list-item>
          <text:p text:style-name="P60">Management Node: <text:span text:style-name="T4">mn20</text:span></text:p>
        </text:list-item>
        <text:list-item>
          <text:p text:style-name="P60">Database user: <text:span text:style-name="T4">mysql</text:span></text:p>
        </text:list-item>
        <text:list-item>
          <text:p text:style-name="P60">xCAT <text:span text:style-name="T8">database name</text:span>:<text:span text:style-name="T4"> xcatdb</text:span></text:p>
        </text:list-item>
        <text:list-item>
          <text:p text:style-name="P73"><text:span text:style-name="T9">Database user id used by xCAT for access: </text:span><text:span text:style-name="T10">xcatadmin</text:span></text:p>
        </text:list-item>
        <text:list-item>
          <text:p text:style-name="P73"><text:span text:style-name="T9">Database password for xcatadmin: </text:span><text:span text:style-name="T10">xcat201</text:span></text:p>
        </text:list-item>
      </text:list>
      <text:p text:style-name="P25"/>
      <text:p text:style-name="P25">Substitute your addresses and desired database administration, password and database name as appropriate.</text:p>
      <text:p text:style-name="P25"/>
      <text:list text:style-name="L2">
        <text:list-item>
          <text:p text:style-name="P106"><text:span text:style-name="T9">Create a user id and group that will run the MySQL server.<text:line-break/><text:line-break/>On AIX, add a login user and group that will be used to run </text:span>mysql:<text:span text:style-name="T9"><text:line-break/></text:span><text:span text:style-name="T4"><text:line-break/>mkgroup mysql<text:line-break/></text:span><text:span text:style-name="T4">mkuser pgrp=mysql mysql <text:line-break/><text:line-break/></text:span><text:soft-page-break/><text:span text:style-name="T6">Additionallyon AIX, </text:span><text:span text:style-name="T12">update the mysql file permissions:<text:line-break/><text:line-break/></text:span><text:span text:style-name="T10">cd /usr/local/mysql</text:span></text:p>
          <text:p text:style-name="P108">chown -R mysql .</text:p>
          <text:p text:style-name="P106"><text:span text:style-name="T4">chgrp -R mysql .<text:line-break/><text:line-break/></text:span><text:span text:style-name="T6">On Linux: The mysql user id <text:s/>already exists, and the permissions are already correct. </text:span></text:p>
          <text:p text:style-name="P115"/>
        </text:list-item>
        <text:list-item>
          <text:p text:style-name="P75"><text:span text:style-name="T9">Using the mysql userid, execute the script that will create the MySQL data directory and initialize the grant tables.<text:line-break/><text:line-break/></text:span><text:span text:style-name="T12">On AIX:</text:span><text:span text:style-name="T10"> /usr/local/mysql/</text:span><text:span text:style-name="T4">scripts/mysql_install_db --user=mysql</text:span></text:p>
        </text:list-item>
      </text:list>
      <text:p text:style-name="P16">On Linux: <text:span text:style-name="T4">/usr/bin/mysql_install_db --user=mysql</text:span></text:p>
      <text:list text:style-name="L2" text:continue-numbering="true">
        <text:list-header>
          <text:p text:style-name="P63"/>
        </text:list-header>
        <text:list-item>
          <text:p text:style-name="P63"><text:reference-mark-start text:name="1.Edit server configuration file so that it runs in ASCI-QUOTES mode."/>Edit server configuration file so that it runs in <text:span text:style-name="T4">ASCI-QUOTES</text:span> mode.<text:reference-mark-end text:name="1.Edit server configuration file so that it runs in ASCI-QUOTES mode."/></text:p>
          <text:p text:style-name="P31"><text:line-break/>On AIX:<text:span text:style-name="T11"> cp /usr/local/mysql/support-files/my-large.cnf <text:s/>/etc/my.cnf</text:span></text:p>
          <text:p text:style-name="P32"><text:line-break/>Then on both AIX and Linux under the section:</text:p>
          <text:p text:style-name="P32"># The MySQL server</text:p>
          <text:p text:style-name="P32">[mysqld]</text:p>
          <text:p text:style-name="P32"/>
          <text:p text:style-name="P31"><text:span text:style-name="T13">add the following line:<text:line-break/><text:line-break/></text:span><text:span text:style-name="T11">sql_mode=ANSI_QUOTES </text:span></text:p>
          <text:p text:style-name="P39"/>
        </text:list-item>
        <text:list-item>
          <text:p text:style-name="P32">For large systems you may also need to increase <text:span text:style-name="T3">max_connections</text:span> to the database in the <text:span text:style-name="T3">my.cnf </text:span>file. The default is 100. Add this line to the configuration file after “ <text:span text:style-name="T3">sql_mode=ANSI_QUOTES”.</text:span><text:line-break/><text:line-break/><text:span text:style-name="T3">max_connections=300 <text:line-break/></text:span></text:p>
          <text:p text:style-name="P32">For additional system variables that might also need to changed go to: <text:line-break/></text:p>
          <text:p text:style-name="P32"><text:a xlink:type="simple" xlink:href="http://dev.mysql.com/doc/refman/5.1/en/server-system-variables.html#sysvar_max_connections">http://dev.mysql.com/doc/refman/5.1/en/server-system-variables.html#sysvar_max_connections</text:a></text:p>
        </text:list-item>
      </text:list>
      <text:p text:style-name="Default_20_Text"/>
      <text:list text:style-name="L2" text:continue-numbering="true">
        <text:list-item>
          <text:p text:style-name="P63">On AIX, update the data directory ownership permission to mysql.</text:p>
        </text:list-item>
      </text:list>
      <text:p text:style-name="P18"><text:line-break/>cd /usr/local/mysql</text:p>
      <text:p text:style-name="P23">chown -R root .</text:p>
      <text:p text:style-name="P23"><text:soft-page-break/>chown -R mysql data<text:line-break/><text:line-break/></text:p>
      <text:list text:style-name="L2" text:continue-numbering="true">
        <text:list-item>
          <text:p text:style-name="P106">Check ulimit settings.</text:p>
        </text:list-item>
      </text:list>
      <text:p text:style-name="P16"><text:span text:style-name="T4"><text:line-break/>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line-break/></text:span><text:line-break/>If not unlimited, set the ulimits for the root id ( or default) <text:s/>to unlimited in the /etc/security/limits file, these limits will need to stay unlimited through reboot or the start of the MySQL server may fail. <text:line-break/><text:line-break/><text:span text:style-name="T4">root:</text:span></text:p>
      <text:p text:style-name="P23"><text:line-break/> <text:s text:c="7"/>fsize = -1</text:p>
      <text:p text:style-name="P23"><text:s text:c="8"/>core = -1</text:p>
      <text:p text:style-name="P23"><text:s text:c="8"/>cpu = -1</text:p>
      <text:p text:style-name="P23"><text:s text:c="8"/>data = -1</text:p>
      <text:p text:style-name="P23"><text:s text:c="8"/>rss = -1</text:p>
      <text:p text:style-name="P23"><text:s text:c="8"/>stack = -1</text:p>
      <text:p text:style-name="P23"><text:s text:c="8"/>stack_hard = -1</text:p>
      <text:p text:style-name="P23"><text:s text:c="8"/>nofiles = -1</text:p>
      <text:list text:style-name="L2" text:continue-numbering="true">
        <text:list-header>
          <text:p text:style-name="P63"/>
        </text:list-header>
        <text:list-item>
          <text:p text:style-name="P75"><text:reference-mark-start text:name="Start the MySQL server"/><text:span text:style-name="T9">Start the MySQL server</text:span><text:reference-mark-end text:name="Start the MySQL server"/><text:span text:style-name="T9"> (running as root must use the --user option). <text:s text:c="25"/><text:line-break/>On AIX: </text:span><text:span text:style-name="T10">/usr/local/mysql/</text:span><text:span text:style-name="T4">bin/mysqld_safe --user=mysql &amp;</text:span></text:p>
        </text:list-item>
      </text:list>
      <text:p text:style-name="P16">On Linux: <text:line-break/><text:span text:style-name="T4">/usr/bin/mysqld_safe --user=mysql &amp;</text:span> <text:s/><text:line-break/>or<text:line-break/><text:span text:style-name="T4">service mysqld start<text:line-break/></text:span><text:span text:style-name="T9"> <text:s text:c="12"/></text:span></text:p>
      <text:list text:style-name="L2" text:continue-numbering="true">
        <text:list-item>
          <text:p text:style-name="P75">Setup MySQL to automatically start after a reboot of the Management Node.</text:p>
          <text:p text:style-name="P75"><text:line-break/>On AIX, add the following line before the xcatd line (so that it starts before it) in the /etc/inittab: <text:line-break/><text:span text:style-name="T4">mysql:2:once:/usr/local/mysql/bin/mysqld_safe --user=mysql &amp;</text:span> <text:line-break/>On Linux: <text:span text:style-name="T4">chkconfig mysqld on</text:span></text:p>
        </text:list-item>
      </text:list>
      <text:p text:style-name="P24"><text:soft-page-break/><text:s text:c="16"/></text:p>
      <text:list text:style-name="L2" text:continue-numbering="true">
        <text:list-item>
          <text:p text:style-name="P75">Change the root <text:s/>password.</text:p>
          <text:p text:style-name="P75"><text:line-break/>On AIX: /usr/local/mysql/bin/mysqladmin -u root password 'new-password'<text:line-break/>On Linux: /usr/bin/mysqladmin -u root password 'new-password'<text:line-break/><text:line-break/><text:span text:style-name="T14"><text:line-break/>If command fails, </text:span></text:p>
          <text:p text:style-name="P75"><text:line-break/>On AIX, check the /usr/local/mysql/data/mn20.err file. </text:p>
          <text:p text:style-name="P75">On Linux, check /var/log/mysqld.log.</text:p>
          <text:p text:style-name="P75"/>
        </text:list-item>
        <text:list-item>
          <text:p text:style-name="P75">If you need to <text:reference-mark-start text:name="stop MySQL server"/>stop MySQL server<text:reference-mark-end text:name="stop MySQL server"/> run the following command.</text:p>
          <text:p text:style-name="P67"/>
          <text:p text:style-name="P75">On AIX: <text:span text:style-name="T4">/usr/local/mysql/bin/mysqladmin -u root -p shutdown</text:span></text:p>
          <text:p text:style-name="P75">On Linux: <text:line-break/><text:span text:style-name="T4">/usr/bin/mysqladmin -u root -p shutdown</text:span></text:p>
        </text:list-item>
      </text:list>
      <text:p text:style-name="P24"><text:s text:c="12"/>or </text:p>
      <text:p text:style-name="P24"><text:s text:c="10"/><text:span text:style-name="T4"><text:s text:c="2"/>service mysqld stop</text:span></text:p>
      <text:p text:style-name="P25"/>
      <text:list text:style-name="L2" text:continue-numbering="true">
        <text:list-item>
          <text:p text:style-name="P75"><text:span text:style-name="T9">Log into the MySQL interactive program.<text:line-break/><text:line-break/></text:span><text:span text:style-name="T12">On AIX: </text:span><text:span text:style-name="T10">/usr/local/mysql/bin/mysql <text:s/>-u root -p<text:line-break/></text:span><text:span text:style-name="T12">On Linux:</text:span><text:span text:style-name="T10"> /usr/bin/mysql -u root -p<text:line-break/><text:line-break/></text:span></text:p>
        </text:list-item>
      </text:list>
      <text:p text:style-name="P26"/>
      <text:list text:style-name="L2" text:continue-numbering="true">
        <text:list-item>
          <text:p text:style-name="P75"><text:reference-mark-start text:name="Create the xcatdb database "/><text:span text:style-name="T9">Create the </text:span><text:span text:style-name="T10">xcatdb</text:span><text:span text:style-name="T9"> database </text:span><text:reference-mark-end text:name="Create the xcatdb database "/><text:span text:style-name="T9">which will be populated with xCAT data later in this document.</text:span></text:p>
        </text:list-item>
      </text:list>
      <text:p text:style-name="P17"><text:span text:style-name="T6"><text:line-break/>mysql &gt;</text:span><text:span text:style-name="T4"> CREATE DATABASE xcatdb;<text:line-break/></text:span></text:p>
      <text:list text:style-name="L2" text:continue-numbering="true">
        <text:list-item>
          <text:p text:style-name="P75"><text:reference-mark-start text:name="Create the xcatadmin id and password"/><text:span text:style-name="T9">Create the xcatadmin id and password</text:span><text:reference-mark-end text:name="Create the xcatadmin id and password"/><text:span text:style-name="T9"><text:line-break/><text:line-break/></text:span><text:span text:style-name="T24">mysql &gt; </text:span><text:span text:style-name="T25">CREATE USER xcatadmin IDENTIFIED BY 'xcat201';</text:span></text:p>
          <text:p text:style-name="P90"/>
        </text:list-item>
        <text:list-item>
          <text:p text:style-name="P75"><text:reference-mark-start text:name="Create the lists of hosts that will have permission to access the  database."/><text:span text:style-name="T22">Create the lists of hosts that will have permission to access the <text:s/>database.</text:span><text:reference-mark-end text:name="Create the lists of hosts that will have permission to access the  database."/><text:span text:style-name="T22"> First add your Management Node (MN), where the database is running. A good name to use for your MN is the name in the master attribute of the site table. <text:s text:c="2"/>The name can be a long or short hostname or you can add both. <text:s/>All names must be resolvable hostnames. </text:span></text:p>
          <text:p text:style-name="P68">Next add all other nodes that need access to the database. <text:s text:c="2"/>Service Nodes are required for xCAT hierarchical support. <text:s/>Compute nodes may also need access depending on the application running.</text:p>
          <text:p text:style-name="P75"><text:soft-page-break/><text:span text:style-name="T25"><text:line-break/></text:span><text:span text:style-name="T24">mysql &gt; </text:span><text:span text:style-name="T25">GRANT ALL on xcatdb.* TO xcatadmin@mn20 IDENTIFIED BY 'xcat201';</text:span></text:p>
          <text:p text:style-name="P75"><text:span text:style-name="T25">mysql &gt; GRANT ALL on xcatdb.* TO xcatadmin@mn20.cluster.net IDENTIFIED BY 'xcat201';</text:span><text:span text:style-name="T4"><text:line-break/></text:span><text:span text:style-name="T24">mysql &gt; </text:span><text:span text:style-name="T25">GRANT ALL on xcatdb.* TO <text:s/>xcatadmin@&lt;servicenode(s)&gt; IDENTIFIED BY 'xcat201';</text:span> <text:line-break/><text:line-break/><text:span text:style-name="T26">Note: You want to do a GRANT ALL to every ipaddress or nodename that will need to access the database. <text:s/>You can use wildcards as follows:<text:line-break/><text:line-break/></text:span><text:span text:style-name="T24">mysql &gt; </text:span><text:span text:style-name="T25">GRANT ALL on xcatdb.* TO xcatadmin@'%.cluster.net' IDENTIFIED BY 'xcat201';</text:span><text:span text:style-name="T24"><text:line-break/>mysql &gt; </text:span><text:span text:style-name="T25">GRANT ALL on xcatdb.* TO xcatadmin@'8.113.33.%' IDENTIFIED BY 'xcat201';</text:span></text:p>
        </text:list-item>
      </text:list>
      <text:p text:style-name="P29"/>
      <text:list text:style-name="L2" text:continue-numbering="true">
        <text:list-item>
          <text:p text:style-name="P75"><text:span text:style-name="T9">Verify the user table was populated.<text:line-break/><text:line-break/>mysql &gt; </text:span><text:span text:style-name="T10">SELECT host, user FROM mysql.user;<text:line-break/></text:span><text:span text:style-name="T27">+---------------------------+-----------+<text:line-break/>| host <text:s text:c="21"/>| user <text:s text:c="5"/>|<text:line-break/>+---------------------------+-----------+<text:line-break/>| % <text:s text:c="24"/>| xcatadmin |<text:line-break/>| 127.0.0.1 <text:s text:c="16"/>| root <text:s text:c="5"/>|<text:line-break/>| 8%cluster.net <text:s text:c="12"/>| xcatadmin |<text:line-break/>| 8.113.33% <text:s text:c="16"/>| xcatadmin |<text:line-break/>| mn20.cluster.net <text:s text:c="9"/>| xcatadmin |<text:line-break/>| mn20 <text:s text:c="21"/>| xcatadmin |<text:line-break/>| localhost <text:s text:c="16"/>| <text:s text:c="10"/>|<text:line-break/>| localhost <text:s text:c="16"/>| root <text:s text:c="5"/>|<text:line-break/>+---------------------------+-----------+</text:span><text:span text:style-name="T10"><text:line-break/></text:span></text:p>
        </text:list-item>
        <text:list-item>
          <text:p text:style-name="P63">Check system variables.<text:line-break/></text:p>
        </text:list-item>
      </text:list>
      <text:p text:style-name="P25"><text:s text:c="12"/>mysql &gt; <text:span text:style-name="T4">SHOW VARIABLES;</text:span></text:p>
      <text:list text:style-name="L2" text:continue-numbering="true">
        <text:list-header>
          <text:p text:style-name="P63"/>
        </text:list-header>
        <text:list-item>
          <text:p text:style-name="P63">Check the defined databases.<text:line-break/></text:p>
        </text:list-item>
      </text:list>
      <text:p text:style-name="P17">mysql &gt; <text:span text:style-name="T4">SHOW DATABASES;</text:span><text:line-break/><text:span text:style-name="T28">+--------------------+<text:line-break/>| Database <text:s text:c="10"/>|<text:line-break/>+--------------------+<text:line-break/>| information_schema |<text:line-break/>| mysql <text:s text:c="13"/>|<text:line-break/>| test <text:s text:c="14"/>|<text:line-break/>| xcatdb <text:s text:c="12"/>|<text:line-break/>+--------------------+</text:span></text:p>
      <text:list text:style-name="L2" text:continue-numbering="true">
        <text:list-header>
          <text:p text:style-name="P116"/>
        </text:list-header>
        <text:list-item>
          <text:p text:style-name="P63">The following shows you how to view the tables. At this point no tables have been defined in the xcatdb yet. Run again after the database is populated.</text:p>
        </text:list-item>
      </text:list>
      <text:p text:style-name="P19"><text:soft-page-break/><text:span text:style-name="T6"><text:line-break/>mysql &gt; </text:span>use xcatdb;</text:p>
      <text:p text:style-name="P16"><text:span text:style-name="T12">mysql &gt;</text:span><text:span text:style-name="T10"> SHOW TABLES;<text:line-break/></text:span><text:span text:style-name="T6">mysql &gt;</text:span><text:span text:style-name="T4"> DESCRIBE &lt;table name&gt;;</text:span></text:p>
      <text:p text:style-name="P28"/>
      <text:list text:style-name="L2" text:continue-numbering="true">
        <text:list-item>
          <text:p text:style-name="P75"><text:span text:style-name="T9">Exit out of MySQL.<text:line-break/><text:line-break/></text:span><text:span text:style-name="T12">mysql &gt;</text:span><text:span text:style-name="T10"> quit;</text:span><text:span text:style-name="T9"><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list text:style-name="L3">
        <text:list-item>
          <text:p text:style-name="P96">You must backup your xCAT data before populating the xcatdb database. There are required default entries that were created when the xCAT RPMs were installed on the Management Node and they must be migrated to the new MySQL database.<text:line-break/><text:line-break/><text:span text:style-name="T4">mkdir -p ~/xcat-dbback<text:line-break/>dumpxCATdb -p ~/xcat-dbback</text:span></text:p>
          <text:p text:style-name="P96"/>
        </text:list-item>
        <text:list-item>
          <text:p text:style-name="P96"><text:reference-mark-start text:name="Creating the /etc/xcat/cfgloc file "/>Creating the /etc/xcat/cfgloc file <text:reference-mark-end text:name="Creating the /etc/xcat/cfgloc file "/>tells xcat what database to use. <text:s/>If the file does not exits, it uses by default SQLite, which is what is setup during install by default. <text:s/>The information you put in the files, <text:s/>corresponds to the information you setup in <text:reference-ref text:reference-format="text" text:ref-name="Configure MySQL">Configure MySQL</text:reference-ref>. Create a file called <text:span text:style-name="T4">/etc/xcat/cfgloc</text:span> and populate it with the following line. The dbname is the database you created in <text:reference-ref text:reference-format="text" text:ref-name="Create the xcatdb database ">Create the xcatdb database </text:reference-ref>. <text:s text:c="2"/>The host must match one of the Management Node entries that was added in <text:reference-ref text:reference-format="text" text:ref-name="Create the lists of hosts that will have permission to access the  database.">Create the lists of hosts that will have permission to access the  database.</text:reference-ref> The xcatadmin and password must match what was added in the step <text:reference-ref text:reference-format="text" text:ref-name="Create the xcatadmin id and password">Create the xcatadmin id and password</text:reference-ref>.</text:p>
          <text:p text:style-name="P96">Finally change permissions so only root can read to protect the password. <text:line-break/><text:line-break/><text:span text:style-name="T4">mysql:dbname=xcatdb;host=mn20|xcatadmin|xcat201<text:line-break/><text:line-break/>chmod 0600 /etc/xcat/cfgloc </text:span></text:p>
          <text:p text:style-name="P96"/>
        </text:list-item>
        <text:list-item>
          <text:p text:style-name="P96">Restore your database to MySQL. Use bypass mode to <text:span text:style-name="T8">run the</text:span> command without xcatd. <text:s/>This is needed to make sure the data is restored to the MySQL database and not to SQlite.<text:line-break/><text:line-break/><text:span text:style-name="T4">XCATBYPASS=1 restorexCATdb -p ~/xcat-dbback</text:span></text:p>
          <text:p text:style-name="P102"/>
          <text:p text:style-name="P96"><text:span text:style-name="T4">Note: if you get errors, check to make sure you updated the my.cnf files as indicated in </text:span><text:span text:style-name="T4"><text:reference-ref text:reference-format="text" text:ref-name="1.Edit server configuration file so that it runs in ASCI-QUOTES mode.">Edit server configuration file so that it runs in ASCI-QUOTES mode.</text:reference-ref></text:span><text:soft-page-break/><text:span text:style-name="T4"> <text:s text:c="2"/>If you still have errors, you can go back to using SQlite, by moving /etc/xcat/cfgloc to /etc/xcat/cfgloc.save and restarting xcatd. </text:span></text:p>
        </text:list-item>
      </text:list>
      <text:p text:style-name="P27"/>
      <text:p text:style-name="P27"><text:s/></text:p>
      <text:list text:style-name="L3" text:continue-numbering="true">
        <text:list-header>
          <text:p text:style-name="P96"/>
        </text:list-header>
        <text:list-item>
          <text:p text:style-name="P96">Start the xcatd daemon using the MySQL database.<text:line-break/><text:line-break/><text:span text:style-name="T6">On AIX: </text:span><text:span text:style-name="T4">xcatstart<text:line-break/></text:span><text:span text:style-name="T6">On Linux: </text:span><text:span text:style-name="T4">service xcatd restart<text:line-break/></text:span></text:p>
        </text:list-item>
        <text:list-item>
          <text:p text:style-name="P109"><text:span text:style-name="T6">Remove the bypass mode, if set.<text:line-break/><text:line-break/></text:span>unset XCATBYPASS</text:p>
          <text:p text:style-name="P109"/>
        </text:list-item>
        <text:list-item>
          <text:p text:style-name="P109">Test the database</text:p>
        </text:list-item>
      </text:list>
      <text:p text:style-name="P107"/>
      <text:p text:style-name="P107"><text:s text:c="12"/>tabdump site</text:p>
      <text:p text:style-name="P30"><text:s text:c="4"/></text:p>
      <text:p text:style-name="P114"/>
      <text:h text:style-name="Heading_20_2" text:outline-level="2">Add ODBC support</text:h>
      <text:p text:style-name="P12"/>
      <text:p text:style-name="P12">Note: <text:s/>You only need to follow the steps in this section on adding ODBC support, if you plan to develop C, C++ database applications on the database or run such applications (like LoadLeveler). Otherwise skip to the next section.<text:line-break/></text:p>
      <text:list text:style-name="L4">
        <text:list-item>
          <text:list>
            <text:list-item>
              <text:p text:style-name="P49">Install ODBC package and MySQL connector.<text:line-break/><text:line-break/><text:span text:style-name="T15">On AIX: You need the </text:span><text:span text:style-name="T16">unixODBC</text:span><text:span text:style-name="T15"> and </text:span><text:span text:style-name="T16">mysql-connector-odbc</text:span><text:span text:style-name="T15"> packages included in the </text:span><text:span text:style-name="T16">dep-aix-xxxx.tar.gz </text:span><text:span text:style-name="T15">file. The </text:span><text:span text:style-name="T16">mysql-connector-odbc</text:span><text:span text:style-name="T15"> package is included in </text:span><text:span text:style-name="T16">xcat-mysql-xxxx.tar.gz</text:span><text:span text:style-name="T15">. Both</text:span><text:span text:style-name="T16"> .gz</text:span><text:span text:style-name="T15"> files were downloaded when was set up the xCAT Management Node. To install the packages use the following commands:<text:line-break/><text:line-break/></text:span><text:span text:style-name="T16">rpm -i unixODBC-*<text:line-break/>rpm -i mysql-connector-odbc-*<text:line-break/><text:line-break/></text:span><text:span text:style-name="T20">On Linux: These packages come as part of the OS. <text:s/>Please make sure the following packages are installed on your management node. Please refer to </text:span><text:span text:style-name="T20">chapter 2.2.18 of the </text:span><text:a xlink:type="simple" xlink:href="https://xcat.svn.sourceforge.net/svnroot/xcat/xcat-core/trunk/xCAT-client/share/doc/xCAT2top.pdf">xCAT Top Doc</text:a><text:span text:style-name="T30"> for how to get packages from the distro.<text:line-break/><text:line-break/>For RedHat and Fedora:<text:line-break/><text:line-break/></text:span><text:span text:style-name="T31">rpm -i unixODBC-*<text:line-break/></text:span><text:soft-page-break/><text:span text:style-name="T31">rpm -i mysql-connector-odbc-*<text:line-break/><text:line-break/></text:span><text:span text:style-name="T30">For SLES:<text:line-break/><text:line-break/></text:span><text:span text:style-name="T31">rpm -i unixODBC-*<text:line-break/>rpm -i mysql-client-*<text:line-break/>rpm -i libmysqlclient*<text:line-break/>rpm -i MyODBC-unixODBC-* (</text:span><text:span text:style-name="T30">Please note that MyODBC-unixODBC rpm can be found in SDK CD 1 for SLES 11)<text:line-break/></text:span></text:p>
            </text:list-item>
            <text:list-item>
              <text:p text:style-name="P49">To configure ODBC you need to make changes to the <text:span text:style-name="T4">odbcinst.ini and odbc.ini</text:span> files so that ODBC works with the xCAT database. First u<text:span text:style-name="T33">pdate the </text:span><text:span text:style-name="T5">odbcinst.ini</text:span><text:span text:style-name="T33"> file with the correct </text:span><text:span text:style-name="T4">libmyodbc#.so</text:span><text:span text:style-name="T6"> name.<text:line-break/><text:line-break/></text:span><text:span text:style-name="T20">On AIX, RH and Fedora:<text:line-break/><text:line-break/></text:span><text:span text:style-name="T16">rpm -ql mysql-connector-odbc<text:line-break/><text:line-break/>vi /etc/odbcinst.ini<text:line-break/></text:span><text:span text:style-name="T29">[MySQL]<text:line-break/>Description = ODBC for MySQL<text:line-break/>Driver <text:s text:c="5"/>= /usr/lib/libmyodbc3.so</text:span><text:span text:style-name="T21"><text:line-break/><text:line-break/></text:span><text:span text:style-name="T20">On SLES: <text:line-break/></text:span><text:span text:style-name="T16">rpm -ql MyODBC-unixODBC<text:line-break/><text:line-break/>vi /etc/unixODBC/odbcinst.ini<text:line-break/></text:span><text:span text:style-name="T29">[MySQL]<text:line-break/>Description = ODBC for MySQL<text:line-break/>Driver <text:s text:c="5"/>= /usr/lib64/libmyodbc3.so</text:span><text:span text:style-name="T21"><text:line-break/><text:line-break/></text:span><text:span text:style-name="T20">Then update the </text:span><text:span text:style-name="T16">obdc.ini</text:span><text:span text:style-name="T20"> files with the DSN information for ODBC. <text:s/>Use SERVER, and DATABASE as defined in the cfgloc file. <text:s/>See </text:span><text:span text:style-name="T20"><text:reference-ref text:reference-format="text" text:ref-name="Creating the /etc/xcat/cfgloc file ">Creating the /etc/xcat/cfgloc file </text:reference-ref></text:span><text:span text:style-name="T20">.<text:line-break/><text:line-break/>On AIX, RH and Fedora: <text:line-break/></text:span><text:span text:style-name="T16">vi /etc/odbc.ini<text:line-break/></text:span><text:span text:style-name="T29">[xCATDB]<text:line-break/>Driver <text:s text:c="2"/>= MySQL<text:line-break/>SERVER <text:s text:c="2"/>= mn20<text:line-break/>PORT <text:s text:c="4"/>= 3306<text:line-break/>DATABASE = xcatdb</text:span><text:span text:style-name="T21"><text:line-break/><text:line-break/>On SLES: <text:line-break/></text:span><text:span text:style-name="T17">vi </text:span><text:span text:style-name="T16">/etc/unixODBC/odbc.ini <text:line-break/></text:span><text:span text:style-name="T29">[xCATDB]<text:line-break/>Driver <text:s text:c="2"/>= MySQL<text:line-break/></text:span><text:soft-page-break/><text:span text:style-name="T29">SERVER <text:s text:c="2"/>= mn20<text:line-break/>PORT <text:s text:c="4"/>= 3306<text:line-break/>DATABASE = xcatdb</text:span><text:span text:style-name="T21"><text:line-break/></text:span></text:p>
            </text:list-item>
            <text:list-item>
              <text:p text:style-name="P51">Put the admin user id and password for xcatdb database on the root's home directory so that user root will not have to specify them when accessing the database through ODBC. <text:s/><text:span text:style-name="T6">The server, database, user id and password must match was is put in the </text:span><text:span text:style-name="T4">/etc/xcat/cfgloc</text:span><text:span text:style-name="T6"> file. <text:s/>See </text:span><text:span text:style-name="T6"><text:reference-ref text:reference-format="text" text:ref-name="Creating the /etc/xcat/cfgloc file ">Creating the /etc/xcat/cfgloc file </text:reference-ref></text:span><text:span text:style-name="T6">.<text:line-break/> U</text:span>pdate the permissions also for root only read of the file. <text:line-break/><text:line-break/><text:span text:style-name="T34">Vi <text:s/>~/.odbc.ini</text:span><text:span text:style-name="T35"><text:line-break/>[xCATDB]<text:line-break/>SERVER = mn20<text:line-break/>DATABASE = xcatdb<text:line-break/>USER <text:s text:c="4"/>= xcatadmin<text:line-break/>PASSWORD = xcat20l<text:line-break/><text:line-break/></text:span><text:span text:style-name="T36">chmod 0600 .odbc.ini</text:span><text:span text:style-name="T35"><text:line-break/></text:span></text:p>
            </text:list-item>
            <text:list-item>
              <text:p text:style-name="P52">Configure the Service Node. Skip this step if there are no service nodes in the cluster.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16"><text:span text:style-name="T6">AIX: </text:span><text:a xlink:type="simple" xlink:href="https://xcat.svn.sourceforge.net/svnroot/xcat/xcat-core/trunk/xCAT-client/share/doc/xCAT2onAIXUpdates.pdf"><text:span text:style-name="T4">xCAT2onAIXUpdates.pdf</text:span></text:a><text:span text:style-name="T4"><text:line-break/></text:span>Linux: <text:a xlink:type="simple" xlink:href="https://xcat.svn.sourceforge.net/svnroot/xcat/xcat-core/trunk/xCAT-client/share/doc/xCAT2-updatenode.pdf">xCAT2-updatenode.pdf</text:a></text:p>
      <text:p text:style-name="P16"><text:span text:style-name="T4"><text:line-break/></text:span><text:span text:style-name="T23">Then sync the </text:span><text:span text:style-name="T18">odbcinst.ini</text:span><text:span text:style-name="T23"> and </text:span><text:span text:style-name="T18">odbc.ini</text:span><text:span text:style-name="T23"> files to the service nodes. The <text:s/>service is the node group name for all the service nodes.</text:span></text:p>
      <text:p text:style-name="P20"><text:line-break/>On AIX:</text:p>
      <text:p text:style-name="P21"><text:s text:c="4"/>xdcp service -v /etc/odbcinst.ini /etc/odbcinst.ini</text:p>
      <text:p text:style-name="P21"><text:s text:c="4"/>xdcp service <text:s/>-v /etc/odbc.ini /etc/odbc.ini</text:p>
      <text:p text:style-name="P21"><text:s text:c="4"/>xdcp service <text:s/>-v /.odbc.ini /.odbc.ini</text:p>
      <text:p text:style-name="P20"/>
      <text:p text:style-name="P20">On RH and Fedora:</text:p>
      <text:p text:style-name="P21"><text:s text:c="4"/>xdcp service -v /etc/odbcinst.ini <text:s/>/etc/odbcinst.ini</text:p>
      <text:p text:style-name="P21"><text:s text:c="4"/>xdcp service <text:s/>-v /etc/odbc.ini <text:s text:c="2"/>/etc/odbc.ini</text:p>
      <text:p text:style-name="P21"><text:s text:c="4"/>xdcp service <text:s/>-v /root/.odbc.ini <text:s text:c="2"/>/root/.odbc.ini</text:p>
      <text:p text:style-name="P21"/>
      <text:p text:style-name="P20">On SLES</text:p>
      <text:p text:style-name="P21"><text:s text:c="4"/>xdcp service <text:s/>-v /etc/unixODBC/odbcinst.ini <text:s text:c="3"/>/etc/unixODBC/odbcinst.ini</text:p>
      <text:p text:style-name="P21"><text:s text:c="4"/>xdcp service <text:s/>-v /etc/unixODBC/odbc.ini <text:s text:c="4"/>/etc/unixODBC/odbc.ini</text:p>
      <text:p text:style-name="P21"><text:s text:c="4"/>xdcp service <text:s/>-v /root/.odbc.ini <text:s text:c="3"/>/root/.odbc.ini</text:p>
      <text:p text:style-name="P6"><text:soft-page-break/></text:p>
      <text:list text:style-name="L4" text:continue-numbering="true">
        <text:list-item>
          <text:list text:continue-numbering="true">
            <text:list-item>
              <text:p text:style-name="P49"><text:span text:style-name="T23">Test the ODBC connection.<text:line-break/><text:line-break/>On AIX, as root: </text:span><text:span text:style-name="T18">/usr/local/bin/isql -v xcatdb<text:line-break/></text:span><text:span text:style-name="T23">or as</text:span><text:span text:style-name="T18"> </text:span><text:span text:style-name="T23">non-root user: </text:span><text:span text:style-name="T18">/usr/local/bin/isql -v xcatdb xcatadmin xcat201</text:span></text:p>
              <text:p text:style-name="P49"><text:span text:style-name="T23">On Linux, as root: </text:span><text:span text:style-name="T18">/usr/bin/isql -v xcatdb<text:line-break/></text:span><text:span text:style-name="T23">or as</text:span><text:span text:style-name="T18"> </text:span><text:span text:style-name="T23">non-root user: </text:span><text:span text:style-name="T18">/usr/bin/isql -v xcatdb xcatadmin xcat201</text:span></text:p>
              <text:p text:style-name="P49"><text:span text:style-name="T18"><text:line-break/></text:span></text:p>
            </text:list-item>
          </text:list>
        </text:list-item>
      </text:list>
      <text:p text:style-name="P58"><text:span text:style-name="T18"/></text:p>
      <text:p text:style-name="P58"><text:span text:style-name="T18"><text:s text:c="16"/>/usr/local/bin/isql -v xcatdb</text:span></text:p>
      <text:p text:style-name="P58"><text:span text:style-name="T18"><text:s text:c="11"/>+---------------------------------------+</text:span></text:p>
      <text:p text:style-name="P58"><text:span text:style-name="T18"><text:s text:c="12"/>| Connected! <text:s text:c="33"/>|</text:span></text:p>
      <text:p text:style-name="P58"><text:span text:style-name="T18"><text:s text:c="12"/>| <text:s text:c="52"/>|</text:span></text:p>
      <text:p text:style-name="P58"><text:span text:style-name="T18"><text:s text:c="12"/>| sql-statement <text:s text:c="30"/>|</text:span></text:p>
      <text:p text:style-name="P58"><text:span text:style-name="T18"><text:s text:c="12"/>| help [tablename] <text:s text:c="24"/>|</text:span></text:p>
      <text:p text:style-name="P58"><text:span text:style-name="T18"><text:s text:c="12"/>| quit <text:s text:c="45"/>|</text:span></text:p>
      <text:p text:style-name="P58"><text:span text:style-name="T18"><text:s text:c="12"/>| <text:s text:c="52"/>|</text:span></text:p>
      <text:p text:style-name="P58"><text:span text:style-name="T18"><text:s text:c="11"/>+---------------------------------------+</text:span></text:p>
      <text:p text:style-name="P58"><text:span text:style-name="T18">SQL&gt; <text:s/>SHOW TABLES;</text:span></text:p>
      <text:p text:style-name="P58"><text:span text:style-name="T18"/></text:p>
      <text:p text:style-name="P58"><text:span text:style-name="T18"><text:s text:c="11"/>+---------------------------------------------------------------+</text:span></text:p>
      <text:p text:style-name="P58"><text:span text:style-name="T18"><text:s text:c="11"/>| Tables_in_xcatdb <text:s text:c="57"/>|</text:span></text:p>
      <text:p text:style-name="P58"><text:span text:style-name="T18"><text:s text:c="10"/>+----------------------------------------------------------------+</text:span></text:p>
      <text:p text:style-name="P58"><text:span text:style-name="T18"><text:s text:c="11"/>| <text:s text:c="2"/>. <text:s text:c="82"/>|</text:span></text:p>
      <text:p text:style-name="P58"><text:span text:style-name="T18"><text:s text:c="11"/>| networks <text:s text:c="71"/>|</text:span></text:p>
      <text:p text:style-name="P58"><text:span text:style-name="T18"><text:s text:c="11"/>| nodelist <text:s text:c="73"/>|</text:span></text:p>
      <text:p text:style-name="P58"><text:span text:style-name="T18"><text:s text:c="11"/>| site <text:s text:c="80"/>|</text:span></text:p>
      <text:p text:style-name="P58"><text:span text:style-name="T18"><text:s text:c="11"/>| <text:s text:c="2"/>. <text:s text:c="83"/>|</text:span></text:p>
      <text:p text:style-name="P58"><text:span text:style-name="T18"><text:s text:c="11"/>| <text:s text:c="2"/>. <text:s text:c="83"/>|</text:span></text:p>
      <text:p text:style-name="P58"><text:span text:style-name="T18"><text:s text:c="10"/>+-----------------------------------------------------------------+</text:span></text:p>
      <text:p text:style-name="P59"><text:span text:style-name="T4"><text:line-break/>SQL</text:span><text:span text:style-name="T38"> &gt;</text:span><text:span text:style-name="T39"> quit;</text:span></text:p>
      <text:p text:style-name="P21"/>
      <text:p text:style-name="P22"/>
      <text:h text:style-name="P3" text:outline-level="2">Removing MySQL database</text:h>
      <text:p text:style-name="P4"/>
      <text:list text:style-name="L6">
        <text:list-item>
          <text:list>
            <text:list-item>
              <text:p text:style-name="P120">To remove the database, <text:s/>first do a backup.<text:line-break/><text:line-break/><text:span text:style-name="T4">mkdir -p ~/xcat-dbback<text:line-break/>dumpxCATdb -p ~/xcat-dbback</text:span></text:p>
            </text:list-item>
            <text:list-item>
              <text:p text:style-name="P120">Now remove the database. <text:s/>When the database is removed there is no undo. Be sure your backup is good. <text:line-break/><text:soft-page-break/><text:line-break/>On AIX:<text:span text:style-name="T4">/usr/local/mysql/bin/mysql <text:s/>-u root -p<text:line-break/></text:span><text:span text:style-name="T7">On Linux</text:span><text:span text:style-name="T5">: /usr/bin/mysql -u root -p</text:span></text:p>
            </text:list-item>
            <text:list-item>
              <text:p text:style-name="P120">Remove the database.<text:line-break/><text:line-break/>mysql&gt; <text:span text:style-name="T4">drop database xcatdb; </text:span></text:p>
            </text:list-item>
          </text:list>
        </text:list-item>
      </text:list>
      <text:p text:style-name="Default_20_Text"/>
      <text:h text:style-name="P3" text:outline-level="2">Migrate to new level MySQL</text:h>
      <text:p text:style-name="Body_20_Text_20_First_20_Indent"/>
      <text:p text:style-name="Default_20_Text">When migrating to a new xCAT level of MySQL go through the entire setup again. This is best to stay on your current level, even though a new one has been made available. In the future, we will be changing the install of MySQL to be more automated so this will not be the case. To summarize do the following:</text:p>
      <text:p text:style-name="Default_20_Text"/>
      <text:list text:style-name="L7">
        <text:list-item>
          <text:list>
            <text:list-item>
              <text:p text:style-name="P41">Backup your database. Refer to section <text:span text:style-name="T19">1.3 Migrate xCAT data to MySQL.</text:span><text:line-break/></text:p>
            </text:list-item>
            <text:list-item>
              <text:p text:style-name="P41">Stop the MySQL. Refer to section <text:span text:style-name="T4">1.2 Configure MySQL</text:span>.<text:line-break/></text:p>
            </text:list-item>
            <text:list-item>
              <text:p text:style-name="P41">Stop xcatd daemon.<text:line-break/><text:line-break/><text:span text:style-name="T37">On AIX: </text:span><text:span text:style-name="T4">xcatstop<text:line-break/></text:span><text:span text:style-name="T37">On Linux: </text:span><text:span text:style-name="T4">service xcatd stop<text:line-break/></text:span></text:p>
            </text:list-item>
            <text:list-item>
              <text:p text:style-name="P41">Unlink the previous version of MySQL.<text:line-break/><text:line-break/><text:span text:style-name="T4">cd /usr/local<text:line-break/>rm mysql</text:span><text:line-break/></text:p>
            </text:list-item>
            <text:list-item>
              <text:p text:style-name="P41">Download the latest MySQL as indicated section <text:span text:style-name="T4">1.1 Install MySQL</text:span>.<text:line-break/></text:p>
            </text:list-item>
            <text:list-item>
              <text:p text:style-name="P41">Follow the entire install process outlined in sections <text:span text:style-name="T4">1.1 Install MySQL</text:span><text:span text:style-name="T6"> and</text:span><text:span text:style-name="T4"> 1.2 Configure MySQL</text:span>. You do not need to create the mysql id or group on AIX, since they already exist. You will need to create the /etc/my.cnf file.<text:line-break/></text:p>
            </text:list-item>
            <text:list-item>
              <text:p text:style-name="P41"><text:s/>Restore your database and start xcatd as you did in section <text:span text:style-name="T19">1.3 Migrate xCAT data to MySQL.<text:line-break/></text:span></text:p>
            </text:list-item>
            <text:list-item>
              <text:p text:style-name="P41">You are now running on the new database level. You can remove the old level by going to <text:span text:style-name="T4">/usr/local</text:span> and removing the <text:s/><text:span text:style-name="T4">mysql-5.0.67-aix5.3-powerpc-64bit</text:span> directory. <text:s/>It takes up a lot of space under <text:span text:style-name="T4">/usr/local</text:span>. Be sure your new level is running and your database is restored. The old directory does contain the mysql data. </text:p>
            </text:list-item>
          </text:list>
        </text:list-item>
      </text:list>
      <text:list text:style-name="L8">
        <text:list-header>
          <text:p text:style-name="P119"/>
        </text:list-header>
      </text:list>
      <text:h text:style-name="P3" text:outline-level="2"><text:soft-page-break/>References</text:h>
      <text:p text:style-name="P5"/>
      <text:list text:style-name="L9">
        <text:list-item>
          <text:p text:style-name="P56"><text:a xlink:type="simple" xlink:href="http://www.pantz.org/software/mysql/mysqlcommands.html">http://www.pantz.org/software/mysql/mysqlcommands.html</text:a></text:p>
        </text:list-item>
        <text:list-item>
          <text:p text:style-name="P56"><text:a xlink:type="simple" xlink:href="http://dev.mysql.com/doc/refman/5.0/en/tutorial.html">http://dev.mysql.com/doc/refman/5.0/en/tutorial.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Courier New1" svg:font-family="'Courier New'" style:font-family-generic="modern" style:font-pitch="fixed"/>
    <style:font-face style:name="Courier New3" svg:font-family="'Courier New'" style:font-adornments="Italic" style:font-family-generic="modern" style:font-pitch="fixed"/>
    <style:font-face style:name="Courier New4"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rame_20_contents">
      <style:paragraph-properties fo:text-align="center" style:justify-single-word="false"/>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width="0.3929in" draw:z-index="12"><draw:text-box fo:min-height="0.1965in"><text:p text:style-name="P1"><text:page-number text:select-page="current">13</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date>2009-10-27T11:32:55</dc:date>
    <meta:printed-by>kboswort</meta:printed-by>
    <meta:print-date>2009-10-24T14:01:27</meta:print-date>
    <meta:editing-cycles>433</meta:editing-cycles>
    <meta:editing-duration>P5DT9H29M54S</meta:editing-duration>
    <meta:user-defined meta:name="Info 1"/>
    <meta:user-defined meta:name="Info 2"/>
    <meta:user-defined meta:name="Info 3"/>
    <meta:user-defined meta:name="Info 4"/>
    <meta:document-statistic meta:table-count="0" meta:image-count="0" meta:object-count="0" meta:page-count="13" meta:paragraph-count="170" meta:word-count="2426" meta:character-count="16479"/>
  </office:meta>
</office:document-meta>
</file>